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35cm" svg:stroke-color="#6666ff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990099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dd4814" draw:fill-color="#ff66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35cm" svg:stroke-color="#ff6600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990099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333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1pt"/>
    </style:style>
    <style:style style:name="P5" style:family="paragraph">
      <style:text-properties fo:color="#ff3333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/>
    </style:style>
    <style:style style:name="T3" style:family="text">
      <style:text-properties fo:color="#ff3333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06cm" svg:height="3.918cm" svg:x="2.597cm" svg:y="6.988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layer="layout" svg:width="3.169cm" svg:height="0.692cm" svg:x="4.366cm" svg:y="7.185cm">
          <draw:text-box>
            <text:p text:style-name="P2"><text:span text:style-name="T1">Data Ingestor 1</text:span></text:p>
          </draw:text-box>
        </draw:frame>
        <draw:custom-shape draw:style-name="gr1" draw:text-style-name="P1" draw:layer="layout" svg:width="14.275cm" svg:height="1.73cm" svg:x="2.597cm" svg:y="11.79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66cm" svg:height="0.692cm" svg:x="8.651cm" svg:y="12.317cm">
          <draw:text-box>
            <text:p text:style-name="P2"><text:span text:style-name="T1">Database</text:span></text:p>
          </draw:text-box>
        </draw:frame>
        <draw:custom-shape draw:style-name="gr4" draw:text-style-name="P1" xml:id="id7" draw:id="id7" draw:layer="layout" svg:width="1.778cm" svg:height="1.016cm" svg:x="7.258cm" svg:y="9.65cm">
          <text:p text:style-name="P2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.778cm" svg:height="1.016cm" svg:x="2.858cm" svg:y="9.65cm">
          <text:p text:style-name="P2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.778cm" svg:height="1.016cm" svg:x="5.058cm" svg:y="9.65cm">
          <text:p text:style-name="P2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4.278cm" svg:height="1.18cm" svg:x="2.597cm" svg:y="5.14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84cm" svg:height="0.692cm" svg:x="7.794cm" svg:y="5.457cm">
          <draw:text-box>
            <text:p text:style-name="P2"><text:span text:style-name="T1">In-memory datagrid</text:span></text:p>
          </draw:text-box>
        </draw:frame>
        <draw:custom-shape draw:style-name="gr5" draw:text-style-name="P1" xml:id="id1" draw:id="id1" draw:layer="layout" svg:width="3.71cm" svg:height="1.651cm" svg:x="3.489cm" svg:y="2.791cm">
          <text:p text:style-name="P3"><text:span text:style-name="T1">Source: GenBank</text:span></text:p>
          <text:p text:style-name="P3"><text:span text:style-name="T1">Id fetcher: ref</text:span></text:p>
          <text:p text:style-name="P3"><text:span text:style-name="T1">Partitioner: re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4" draw:layer="layout" svg:width="1.298cm" svg:height="0.692cm" svg:x="4.695cm" svg:y="2.049cm">
          <draw:text-box>
            <text:p><text:span text:style-name="T2">Task</text:span></text:p>
          </draw:text-box>
        </draw:frame>
        <draw:custom-shape draw:style-name="gr1" draw:text-style-name="P1" draw:layer="layout" svg:width="8.89cm" svg:height="2.54cm" svg:x="7.985cm" svg:y="1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1.778cm" svg:height="1.016cm" svg:x="14.846cm" svg:y="3.108cm">
          <text:p text:style-name="P2"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.778cm" svg:height="1.016cm" svg:x="10.446cm" svg:y="3.108cm">
          <text:p text:style-name="P2"><text:span text:style-name="T1">Get Id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778cm" svg:height="1.016cm" svg:x="12.646cm" svg:y="3.108cm">
          <text:p text:style-name="P2"><text:span text:style-name="T1">Partition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7.199cm" svg:y1="3.617cm" svg:x2="8.246cm" svg:y2="3.616cm" draw:start-shape="id1" draw:start-glue-point="7" draw:end-shape="id2" draw:end-glue-point="3" svg:d="M7199 3617l1047-1" svg:viewBox="0 0 1048 2">
          <text:p/>
        </draw:connector>
        <draw:connector draw:style-name="gr6" draw:text-style-name="P2" draw:layer="layout" draw:type="line" svg:x1="9.044cm" svg:y1="8.558cm" svg:x2="9.736cm" svg:y2="6.328cm" draw:start-shape="id3" draw:start-glue-point="1" draw:end-shape="id4" draw:end-glue-point="2" svg:d="M9044 8558l692-2230" svg:viewBox="0 0 693 2231">
          <text:p/>
        </draw:connector>
        <draw:custom-shape draw:style-name="gr4" draw:text-style-name="P1" xml:id="id2" draw:id="id2" draw:layer="layout" svg:width="1.778cm" svg:height="1.016cm" svg:x="8.246cm" svg:y="3.108cm">
          <text:p text:style-name="P2"><text:span text:style-name="T1">Accep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2.718cm" svg:height="1.016cm" svg:x="2.858cm" svg:y="8.05cm">
          <text:p text:style-name="P2"><text:span text:style-name="T1">Accep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718cm" svg:height="1.016cm" svg:x="6.326cm" svg:y="8.05cm">
          <text:p text:style-name="P2"><text:span text:style-name="T1">Deregister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4.217cm" svg:y1="9.066cm" svg:x2="3.747cm" svg:y2="9.65cm" draw:start-shape="id5" draw:start-glue-point="2" draw:end-shape="id6" draw:end-glue-point="0" svg:d="M4217 9066l-470 584" svg:viewBox="0 0 471 585">
          <text:p/>
        </draw:connector>
        <draw:connector draw:style-name="gr6" draw:text-style-name="P2" draw:layer="layout" svg:x1="2.597cm" svg:y1="5.738cm" svg:x2="2.858cm" svg:y2="8.558cm" draw:start-shape="id4" draw:start-glue-point="3" draw:end-shape="id5" draw:end-glue-point="3" svg:d="M2597 5738h-501v2820h762" svg:viewBox="0 0 763 2821">
          <text:p/>
        </draw:connector>
        <draw:connector draw:style-name="gr7" draw:text-style-name="P2" draw:layer="layout" draw:type="line" svg:x1="8.147cm" svg:y1="9.65cm" svg:x2="7.685cm" svg:y2="9.066cm" draw:start-shape="id7" draw:start-glue-point="0" draw:end-shape="id3" draw:end-glue-point="2" svg:d="M8147 9650l-462-584" svg:viewBox="0 0 463 585">
          <text:p/>
        </draw:connector>
        <draw:custom-shape draw:style-name="gr1" draw:text-style-name="P1" draw:layer="layout" svg:width="6.697cm" svg:height="3.918cm" svg:x="10.197cm" svg:y="6.98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69cm" svg:height="0.692cm" svg:x="11.961cm" svg:y="7.185cm">
          <draw:text-box>
            <text:p text:style-name="P2"><text:span text:style-name="T1">Data Ingestor 2</text:span></text:p>
          </draw:text-box>
        </draw:frame>
        <draw:custom-shape draw:style-name="gr4" draw:text-style-name="P1" xml:id="id10" draw:id="id10" draw:layer="layout" svg:width="1.778cm" svg:height="1.016cm" svg:x="14.858cm" svg:y="9.65cm">
          <text:p text:style-name="P2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778cm" svg:height="1.016cm" svg:x="10.458cm" svg:y="9.65cm">
          <text:p text:style-name="P2"><text:span text:style-name="T1">Fetch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1.778cm" svg:height="1.016cm" svg:x="12.658cm" svg:y="9.65cm">
          <text:p text:style-name="P2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2.718cm" svg:height="1.016cm" svg:x="10.458cm" svg:y="8.05cm">
          <text:p text:style-name="P2"><text:span text:style-name="T1">Accep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2.718cm" svg:height="1.016cm" svg:x="13.926cm" svg:y="8.05cm">
          <text:p text:style-name="P2"><text:span text:style-name="T1">Deregister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1.817cm" svg:y1="9.066cm" svg:x2="11.347cm" svg:y2="9.65cm" draw:start-shape="id8" draw:start-glue-point="2" draw:end-shape="id9" draw:end-glue-point="0" svg:d="M11817 9066l-470 584" svg:viewBox="0 0 471 585">
          <text:p/>
        </draw:connector>
        <draw:connector draw:style-name="gr7" draw:text-style-name="P2" draw:layer="layout" draw:type="line" svg:x1="15.747cm" svg:y1="9.65cm" svg:x2="15.285cm" svg:y2="9.066cm" draw:start-shape="id10" draw:start-glue-point="0" draw:end-shape="id11" draw:end-glue-point="2" svg:d="M15747 9650l-462-584" svg:viewBox="0 0 463 585">
          <text:p/>
        </draw:connector>
        <draw:connector draw:style-name="gr6" draw:text-style-name="P2" draw:layer="layout" svg:x1="16.644cm" svg:y1="8.558cm" svg:x2="16.875cm" svg:y2="5.738cm" draw:start-shape="id11" draw:start-glue-point="1" draw:end-shape="id4" draw:end-glue-point="1" svg:d="M16644 8558h732v-2820h-501" svg:viewBox="0 0 733 2821">
          <text:p/>
        </draw:connector>
        <draw:connector draw:style-name="gr6" draw:text-style-name="P2" draw:layer="layout" draw:type="line" svg:x1="9.736cm" svg:y1="6.328cm" svg:x2="10.458cm" svg:y2="8.558cm" draw:start-shape="id4" draw:start-glue-point="2" draw:end-shape="id8" draw:end-glue-point="3" svg:d="M9736 6328l722 2230" svg:viewBox="0 0 723 2231">
          <text:p/>
        </draw:connector>
        <draw:connector draw:style-name="gr6" draw:text-style-name="P2" draw:layer="layout" draw:type="line" svg:x1="15.735cm" svg:y1="4.124cm" svg:x2="9.736cm" svg:y2="5.148cm" draw:start-shape="id12" draw:start-glue-point="2" draw:end-shape="id4" draw:end-glue-point="0" svg:d="M15735 4124l-5999 1024" svg:viewBox="0 0 6000 1025">
          <text:p/>
        </draw:connector>
        <draw:custom-shape draw:style-name="gr8" draw:text-style-name="P1" xml:id="id13" draw:id="id13" draw:layer="layout" svg:width="1.905cm" svg:height="1.016cm" svg:x="13.246cm" svg:y="12.155cm">
          <text:p text:style-name="P2"><text:span text:style-name="T1">Collecti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2" draw:layer="layout" svg:x1="15.747cm" svg:y1="10.666cm" svg:x2="14.199cm" svg:y2="12.409cm" draw:start-shape="id10" draw:start-glue-point="2" draw:end-shape="id13" draw:end-glue-point="4" svg:d="M15747 10666v745h-1548v998" svg:viewBox="0 0 1549 1744">
          <text:p/>
        </draw:connector>
        <draw:connector draw:style-name="gr9" draw:text-style-name="P2" draw:layer="layout" svg:x1="8.147cm" svg:y1="10.666cm" svg:x2="14.199cm" svg:y2="12.409cm" draw:start-shape="id7" draw:start-glue-point="2" draw:end-shape="id13" draw:end-glue-point="4" svg:d="M8147 10666v745h6052v998" svg:viewBox="0 0 6053 1744">
          <text:p/>
        </draw:connector>
        <draw:connector draw:style-name="gr10" draw:text-style-name="P2" draw:layer="layout" draw:type="line" svg:x1="10.024cm" svg:y1="3.616cm" svg:x2="10.446cm" svg:y2="3.616cm" draw:start-shape="id2" draw:start-glue-point="1" draw:end-shape="id14" svg:d="M10024 3616h422" svg:viewBox="0 0 423 1">
          <text:p/>
        </draw:connector>
        <draw:connector draw:style-name="gr10" draw:text-style-name="P2" draw:layer="layout" draw:type="line" svg:x1="14.436cm" svg:y1="10.158cm" svg:x2="14.858cm" svg:y2="10.158cm" draw:start-shape="id15" draw:end-shape="id10" svg:d="M14436 10158h422" svg:viewBox="0 0 423 1">
          <text:p/>
        </draw:connector>
        <draw:connector draw:style-name="gr10" draw:text-style-name="P2" draw:layer="layout" draw:type="line" svg:x1="14.424cm" svg:y1="3.616cm" svg:x2="14.846cm" svg:y2="3.616cm" draw:start-shape="id16" draw:start-glue-point="1" draw:end-shape="id12" draw:end-glue-point="3" svg:d="M14424 3616h422" svg:viewBox="0 0 423 1">
          <text:p/>
        </draw:connector>
        <draw:connector draw:style-name="gr10" draw:text-style-name="P2" draw:layer="layout" draw:type="line" svg:x1="12.224cm" svg:y1="3.616cm" svg:x2="12.646cm" svg:y2="3.616cm" draw:start-shape="id14" draw:start-glue-point="1" draw:end-shape="id16" svg:d="M12224 3616h422" svg:viewBox="0 0 423 1">
          <text:p/>
        </draw:connector>
        <draw:connector draw:style-name="gr10" draw:text-style-name="P2" draw:layer="layout" draw:type="line" svg:x1="12.236cm" svg:y1="10.158cm" svg:x2="12.658cm" svg:y2="10.158cm" draw:start-shape="id9" draw:end-shape="id15" svg:d="M12236 10158h422" svg:viewBox="0 0 423 1">
          <text:p/>
        </draw:connector>
        <draw:connector draw:style-name="gr10" draw:text-style-name="P2" draw:layer="layout" draw:type="line" svg:x1="6.836cm" svg:y1="10.158cm" svg:x2="7.258cm" svg:y2="10.158cm" draw:start-shape="id17" draw:end-shape="id7" draw:end-glue-point="3" svg:d="M6836 10158h422" svg:viewBox="0 0 423 1">
          <text:p/>
        </draw:connector>
        <draw:connector draw:style-name="gr10" draw:text-style-name="P2" draw:layer="layout" draw:type="line" svg:x1="4.636cm" svg:y1="10.158cm" svg:x2="5.058cm" svg:y2="10.158cm" draw:start-shape="id6" draw:end-shape="id17" draw:end-glue-point="3" svg:d="M4636 10158h422" svg:viewBox="0 0 423 1">
          <text:p/>
        </draw:connector>
        <draw:custom-shape draw:style-name="gr11" draw:text-style-name="P2" xml:id="id18" draw:id="id18" draw:layer="layout" svg:width="2.159cm" svg:height="1.651cm" svg:x="10.271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0" draw:id="id20" draw:layer="layout" svg:width="4.572cm" svg:height="1.651cm" svg:x="12.303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xml:id="id19" draw:id="id19" draw:layer="layout" svg:width="2.225cm" svg:height="0.692cm" svg:x="17.256cm" svg:y="4.499cm">
          <draw:text-box>
            <text:p text:style-name="P5"><text:span text:style-name="T3">Pluggable</text:span></text:p>
          </draw:text-box>
        </draw:frame>
        <draw:connector draw:style-name="gr12" draw:text-style-name="P2" draw:layer="layout" draw:type="curve" svg:x1="12.114cm" svg:y1="3.019cm" svg:x2="18.368cm" svg:y2="4.499cm" draw:start-shape="id18" draw:start-glue-point="11" draw:end-shape="id19" draw:end-glue-point="0" svg:d="M12114 3019c0-1140 6254-1880 6254 1480" svg:viewBox="0 0 6255 2440">
          <text:p/>
        </draw:connector>
        <draw:connector draw:style-name="gr12" draw:text-style-name="P2" draw:layer="layout" draw:type="curve" svg:x1="16.875cm" svg:y1="10.081cm" svg:x2="18.368cm" svg:y2="5.191cm" draw:start-shape="id20" draw:start-glue-point="10" draw:end-shape="id19" svg:d="M16875 10081c996 0 1493-1630 1493-4890" svg:viewBox="0 0 1494 4891">
          <text:p/>
        </draw:connector>
        <draw:frame draw:style-name="gr2" draw:layer="layout" svg:width="3.707cm" svg:height="0.692cm" svg:x="10.577cm" svg:y="2.182cm">
          <draw:text-box>
            <text:p text:style-name="P2"><text:span text:style-name="T1">Ingestion Prepar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0:37:12.343571928</meta:creation-date>
    <meta:generator>LibreOffice/4.2.8.2$Linux_X86_64 LibreOffice_project/420m0$Build-2</meta:generator>
    <dc:date>2015-12-16T10:23:34.919125205</dc:date>
    <meta:editing-duration>PT3H56M59S</meta:editing-duration>
    <meta:editing-cycles>95</meta:editing-cycles>
    <meta:document-statistic meta:object-count="51"/>
  </office:meta>
</office:document-meta>
</file>